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fo:font-weight="bold" officeooo:rsid="001d2850" officeooo:paragraph-rsid="001ed6c3" style:font-weight-asian="bold" style:font-weight-complex="bold"/>
    </style:style>
    <style:style style:name="P2" style:family="paragraph" style:parent-style-name="Standard" style:list-style-name="L1">
      <style:paragraph-properties fo:line-height="100%"/>
      <style:text-properties fo:font-size="10pt" officeooo:rsid="003142cd" officeooo:paragraph-rsid="003142cd" style:font-size-asian="10pt" style:font-size-complex="10pt"/>
    </style:style>
    <style:style style:name="P3" style:family="paragraph" style:parent-style-name="Standard" style:list-style-name="L1">
      <style:paragraph-properties fo:line-height="100%"/>
      <style:text-properties fo:font-size="10pt" fo:font-weight="bold" officeooo:rsid="001d2850" officeooo:paragraph-rsid="0026f2e8" style:font-size-asian="10pt" style:font-weight-asian="bold" style:font-size-complex="10pt" style:font-weight-complex="bold"/>
    </style:style>
    <style:style style:name="P4" style:family="paragraph" style:parent-style-name="Standard" style:list-style-name="L1">
      <style:paragraph-properties fo:line-height="100%"/>
      <style:text-properties fo:font-size="10pt" fo:font-weight="bold" officeooo:rsid="003142cd" officeooo:paragraph-rsid="003142cd" style:font-size-asian="10pt" style:font-weight-asian="bold" style:font-size-complex="10pt" style:font-weight-complex="bold"/>
    </style:style>
    <style:style style:name="P5" style:family="paragraph" style:parent-style-name="Standard" style:list-style-name="L1">
      <style:paragraph-properties fo:line-height="100%"/>
      <style:text-properties fo:font-size="8pt" fo:font-weight="bold" officeooo:rsid="00333094" officeooo:paragraph-rsid="00333094" style:font-size-asian="8pt" style:font-weight-asian="bold" style:font-size-complex="8pt" style:font-weight-complex="bold"/>
    </style:style>
    <style:style style:name="P6" style:family="paragraph" style:parent-style-name="Standard" style:list-style-name="L1">
      <style:paragraph-properties fo:line-height="100%"/>
      <style:text-properties fo:font-size="8pt" fo:font-weight="bold" officeooo:rsid="003142cd" officeooo:paragraph-rsid="003142cd" style:font-size-asian="8pt" style:font-weight-asian="bold" style:font-size-complex="8pt" style:font-weight-complex="bold"/>
    </style:style>
    <style:style style:name="P7" style:family="paragraph" style:parent-style-name="Standard" style:list-style-name="L1">
      <style:paragraph-properties fo:line-height="100%"/>
      <style:text-properties fo:font-size="8pt" fo:font-weight="bold" officeooo:rsid="0026f2e8" officeooo:paragraph-rsid="0026f2e8" style:font-size-asian="8pt" style:font-weight-asian="bold" style:font-size-complex="8pt" style:font-weight-complex="bold"/>
    </style:style>
    <style:style style:name="P8" style:family="paragraph" style:parent-style-name="Standard" style:list-style-name="L1">
      <style:paragraph-properties fo:line-height="100%"/>
      <style:text-properties fo:font-size="8pt" fo:font-weight="bold" officeooo:rsid="003044f1" officeooo:paragraph-rsid="0028b4d5" style:font-size-asian="8pt" style:font-weight-asian="bold" style:font-size-complex="8pt" style:font-weight-complex="bold"/>
    </style:style>
    <style:style style:name="P9" style:family="paragraph" style:parent-style-name="Standard" style:list-style-name="L1">
      <style:paragraph-properties fo:line-height="100%"/>
      <style:text-properties fo:font-size="8pt" fo:font-weight="bold" officeooo:rsid="003044f1" officeooo:paragraph-rsid="003044f1" style:font-size-asian="8pt" style:font-weight-asian="bold" style:font-size-complex="8pt" style:font-weight-complex="bold"/>
    </style:style>
    <style:style style:name="P10" style:family="paragraph" style:parent-style-name="Standard" style:list-style-name="L1">
      <style:paragraph-properties fo:line-height="100%"/>
      <style:text-properties fo:font-size="8pt" fo:font-weight="bold" officeooo:rsid="001d2850" officeooo:paragraph-rsid="0026f2e8" style:font-size-asian="8pt" style:font-weight-asian="bold" style:font-size-complex="8pt" style:font-weight-complex="bold"/>
    </style:style>
    <style:style style:name="P11" style:family="paragraph" style:parent-style-name="Standard" style:list-style-name="L1">
      <style:paragraph-properties fo:line-height="100%"/>
      <style:text-properties fo:font-size="8pt" fo:font-weight="bold" officeooo:rsid="001d2850" officeooo:paragraph-rsid="001d2850" style:font-size-asian="8pt" style:font-weight-asian="bold" style:font-size-complex="8pt" style:font-weight-complex="bold"/>
    </style:style>
    <style:style style:name="P12" style:family="paragraph" style:parent-style-name="Standard" style:list-style-name="L1">
      <style:paragraph-properties fo:line-height="100%"/>
      <style:text-properties fo:font-size="8pt" fo:font-weight="bold" style:font-size-asian="8pt" style:font-weight-asian="bold" style:font-size-complex="8pt" style:font-weight-complex="bold"/>
    </style:style>
    <style:style style:name="P13" style:family="paragraph" style:parent-style-name="Hanging_20_indent" style:list-style-name="L1">
      <style:paragraph-properties fo:margin-top="0in" fo:margin-bottom="0in" style:contextual-spacing="false" fo:line-height="100%" fo:text-align="start" style:justify-single-word="false"/>
      <style:text-properties fo:font-size="8pt" fo:font-weight="bold" officeooo:paragraph-rsid="0026f2e8" style:font-size-asian="8pt" style:font-weight-asian="bold" style:font-size-complex="8pt" style:font-weight-complex="bold"/>
    </style:style>
    <style:style style:name="P14" style:family="paragraph" style:parent-style-name="Hanging_20_indent" style:list-style-name="L1">
      <style:paragraph-properties fo:margin-top="0in" fo:margin-bottom="0in" style:contextual-spacing="false" fo:line-height="100%" fo:text-align="start" style:justify-single-word="false"/>
      <style:text-properties style:font-name="Gentium Book Basic" fo:font-size="8pt" fo:font-style="normal" fo:font-weight="bold" officeooo:rsid="0026f2e8" officeooo:paragraph-rsid="0026f2e8" style:font-size-asian="8pt" style:font-style-asian="normal" style:font-weight-asian="bold" style:font-name-complex="Gentium Book Basic" style:font-size-complex="8pt" style:font-style-complex="normal" style:font-weight-complex="bold"/>
    </style:style>
    <style:style style:name="T1" style:family="text">
      <style:text-properties officeooo:rsid="0026f2e8"/>
    </style:style>
    <style:style style:name="T2" style:family="text">
      <style:text-properties style:font-name="Gentium Book Basic" fo:font-style="normal" officeooo:rsid="00005b10" style:font-style-asian="normal" style:font-name-complex="Gentium Book Basic" style:font-style-complex="normal"/>
    </style:style>
    <style:style style:name="T3" style:family="text">
      <style:text-properties style:font-name="Gentium Book Basic" fo:font-style="normal" officeooo:rsid="0026f2e8" style:font-style-asian="normal" style:font-name-complex="Gentium Book Basic" style:font-style-complex="normal"/>
    </style:style>
    <text:list-style style:name="L1">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709120774082418908" text:style-name="L1">
        <text:list-item>
          <text:p text:style-name="P3">French Resistance</text:p>
          <text:list>
            <text:list-item>
              <text:p text:style-name="P2"/>
            </text:list-item>
            <text:list-item>
              <text:p text:style-name="P4">Anarchists</text:p>
              <text:list>
                <text:list-item>
                  <text:list>
                    <text:list-item>
                      <text:p text:style-name="P4">Jean Rene Sauliere (alias Andre Arru)</text:p>
                      <text:list>
                        <text:list-item>
                          <text:p text:style-name="P4">“war worse than evil it was to combat” - common attitude of left libertarian and revolutionary syndicalists</text:p>
                        </text:list-item>
                        <text:list-item>
                          <text:p text:style-name="P4">went into hiding at start of war in Bordeaux until he could obtain papers declaring him medically unfit for military service → went to Marseille afterwards w/ papers (under alias above)</text:p>
                        </text:list-item>
                        <text:list-item>
                          <text:p text:style-name="P4">contacted French, Italian &amp; Spanish anarchists in area</text:p>
                        </text:list-item>
                        <text:list-item>
                          <text:p text:style-name="P4">At first, they were only able to print a few dozen small leaflets using very simple techniques, but later, with the help of activists in other cities, they were able to do professional printing of one to five thousand copies. From early 1940 on, they produced literature attacking the Fascists and all those responsible for the war, including capitalists and the Stalinist dictatorship. The Marseille group put out at least five different publications of one thousand or more copies each: a leaflet titled "To All Intellectual and Manual Workers", a poster heade "AgainstFascism and Dictatorship," a poster headed "Death to The Brutes", a 45-page pamphlet titled THE GUILTY ONES, and a 12-page bulletin named REASON.</text:p>
                        </text:list-item>
                        <text:list-item>
                          <text:p text:style-name="P4">French anarchists and Spanish anarchists worked together against both Franco and Vichy-Nazi regime</text:p>
                        </text:list-item>
                        <text:list-item>
                          <text:p text:style-name="P5">The group formed at the conference published literature under the name International Revolutionary Syndicalist Federation, F.I.S.R</text:p>
                        </text:list-item>
                        <text:list-item>
                          <text:p text:style-name="P5">Helped Jews and others evade political persecution</text:p>
                        </text:list-item>
                        <text:list-item>
                          <text:p text:style-name="P5">Anarchists – not popular w/ communists or Gaullists</text:p>
                          <text:list>
                            <text:list-item>
                              <text:p text:style-name="P5">ex: In prison Sauliere/Arru and Chauvet met Communists, socialists and Gaullists, who had also been arrested for resistance activities. The two anarchists openly criticized the Petain regime and refused to go along with the celebration led by the Communists to mark the October Bolshevik revolution, or to sing the patriotic songs the Communists sang to impress the Gaullists with their loyalty to the French nation-state. In March of 1944 some of the Communists, led by one Charles Poli, organized an escape, and invited the Gaullist prisoners to join them. The escape was a success; but seven of the political prisoners were left behind, five, including the two anarchists, for purely ideological reasons. In her book HISTORY OF THE PARTISAN GROUPS (M.U.R.) OF BOUCHES- DU-RHONE FROM SEPTEMBER 1943 TO THE LIBERATION (published in 1962) Madeleine Baudoin included an interview she had with the Communist Poli. He confirmed to Baudoin that the Communists purposely left the anarchists behind in prison because of their anti-patriotic attitudes.</text:p>
                            </text:list-item>
                          </text:list>
                        </text:list-item>
                        <text:list-item>
                          <text:p text:style-name="P5">?</text:p>
                        </text:list-item>
                      </text:list>
                    </text:list-item>
                    <text:list-item>
                      <text:p text:style-name="P6">?</text:p>
                    </text:list-item>
                  </text:list>
                </text:list-item>
              </text:list>
            </text:list-item>
            <text:list-item>
              <text:p text:style-name="P7">Jewish Resistance</text:p>
            </text:list-item>
            <text:list-item>
              <text:p text:style-name="P7">CNT (Spanish) – specificly role in France</text:p>
            </text:list-item>
            <text:list-item>
              <text:p text:style-name="P8"/>
              <text:list>
                <text:list-item>
                  <text:p text:style-name="P9"/>
                </text:list-item>
              </text:list>
            </text:list-item>
          </text:list>
        </text:list-item>
        <text:list-item>
          <text:p text:style-name="P7">Germany</text:p>
          <text:list>
            <text:list-item>
              <text:p text:style-name="P7">Edelweiss Pirates</text:p>
            </text:list-item>
            <text:list-item>
              <text:p text:style-name="P7">Schlurfs</text:p>
            </text:list-item>
            <text:list-item>
              <text:p text:style-name="P7">Freie Arbeiter Union (FAUD)</text:p>
            </text:list-item>
          </text:list>
        </text:list-item>
        <text:list-item>
          <text:p text:style-name="P7">Czechoslovakia</text:p>
        </text:list-item>
        <text:list-item>
          <text:p text:style-name="P10">Slovenia</text:p>
          <text:list>
            <text:list-item>
              <text:p text:style-name="P10">TIGR </text:p>
              <text:list>
                <text:list-item>
                  <text:p text:style-name="P9">started – 1924 – young Slovenian men took up arms against fascist Italy in annexed territories</text:p>
                </text:list-item>
                <text:list-item>
                  <text:p text:style-name="P9">joined by some croatians</text:p>
                </text:list-item>
                <text:list-item>
                  <text:p text:style-name="P9">TIGR – Trieste Istria Gorizia Rijeka</text:p>
                </text:list-item>
                <text:list-item>
                  <text:p text:style-name="P6">mostly liberal nationalists but supported Liberation Front of anti-fascist Communists</text:p>
                </text:list-item>
                <text:list-item>
                  <text:p text:style-name="P6">decimated by WWII</text:p>
                </text:list-item>
              </text:list>
            </text:list-item>
            <text:list-item>
              <text:p text:style-name="P10">Liberation Front of the Sloevnian People</text:p>
            </text:list-item>
          </text:list>
        </text:list-item>
        <text:list-item>
          <text:p text:style-name="P12"><text:s/><text:span text:style-name="T1">Yugoslavia</text:span></text:p>
          <text:list>
            <text:list-item>
              <text:p text:style-name="P13"><text:span text:style-name="T2">Anti-Fascist Council of the National Liberation of Yugoslavi</text:span><text:span text:style-name="T3">a</text:span></text:p>
            </text:list-item>
            <text:list-item>
              <text:p text:style-name="P14">SOE</text:p>
            </text:list-item>
          </text:list>
        </text:list-item>
        <text:list-item>
          <text:p text:style-name="P14">Romania</text:p>
          <text:list>
            <text:list-item>
              <text:p text:style-name="P14">Hajduks</text:p>
            </text:list-item>
          </text:list>
        </text:list-item>
        <text:list-item>
          <text:p text:style-name="P11">UK</text:p>
          <text:list>
            <text:list-item>
              <text:p text:style-name="P7">43 Group</text:p>
            </text:list-item>
          </text:list>
        </text:list-item>
        <text:list-item>
          <text:p text:style-name="P11">U.S. History</text:p>
          <text:list>
            <text:list-item>
              <text:p text:style-name="P7">Abraham Lincoln Brigade</text:p>
            </text:list-item>
            <text:list-item>
              <text:p text:style-name="P7">1990s</text:p>
            </text:list-item>
            <text:list-item>
              <text:p text:style-name="P7">2000s to pres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7:37:59.592277231</meta:creation-date>
    <dc:date>2017-10-20T12:16:50.163454259</dc:date>
    <meta:editing-duration>PT48M13S</meta:editing-duration>
    <meta:editing-cycles>3</meta:editing-cycles>
    <meta:generator>LibreOffice/4.2.8.2$Linux_X86_64 LibreOffice_project/420m0$Build-2</meta:generator>
    <meta:document-statistic meta:table-count="0" meta:image-count="0" meta:object-count="0" meta:page-count="1" meta:paragraph-count="43" meta:word-count="516" meta:character-count="3220" meta:non-whitespace-character-count="2747"/>
  </office:meta>
</office:document-meta>
</file>